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70000040037155BA4A4AADC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8.9646in" draw:z-index="0"><draw:image xlink:href="Pictures/10000000000003170000040037155BA4A4AADC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9:05:53.552000000</meta:creation-date>
    <dc:date>2023-11-19T19:06:28.087000000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